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3bbc"/>
    </style:style>
    <style:style style:name="P2" style:family="paragraph" style:parent-style-name="Standard">
      <style:text-properties officeooo:rsid="001f3bbc" officeooo:paragraph-rsid="001f3bbc"/>
    </style:style>
    <style:style style:name="P3" style:family="paragraph" style:parent-style-name="Standard">
      <style:text-properties officeooo:rsid="0021ea09" officeooo:paragraph-rsid="0021ea09"/>
    </style:style>
    <style:style style:name="T1" style:family="text">
      <style:text-properties officeooo:rsid="001fdb35"/>
    </style:style>
    <style:style style:name="T2" style:family="text">
      <style:text-properties officeooo:rsid="00206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L 341</text:p>
      <text:p text:style-name="P2">SAMPLE MEMO TASK</text:p>
      <text:p text:style-name="P2"/>
      <text:p text:style-name="P1">To: Steven Simpson, <text:span text:style-name="T1">Professor</text:span></text:p>
      <text:p text:style-name="P2">From: Steven Paustian, <text:span text:style-name="T2">Student</text:span></text:p>
      <text:p text:style-name="P2">Subject: Analysis Comparing Two Technical Documents</text:p>
      <text:p text:style-name="P2">Date: <text:s/>22 January 2014</text:p>
      <text:p text:style-name="P2"/>
      <text:p text:style-name="P3">The purpose of this memo is to provide a short analysis comparing two technical documents by audience and format. <text:s/>The two documents are titled: Hurricane Katrina ASCE Statement (HKASCES) and Climate Change Summary for Policy Makers (CCSPM).</text:p>
      <text:p text:style-name="P3"/>
      <text:p text:style-name="P3">Analysis</text:p>
      <text:p text:style-name="P3">Audience</text:p>
      <text:p text:style-name="P3"/>
      <text:p text:style-name="P3"/>
      <text:p text:style-name="P3"/>
      <text:p text:style-name="P3">Format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31:15.005578000</meta:creation-date>
    <dc:date>2015-01-20T17:48:10.671661000</dc:date>
    <meta:editing-duration>PT16M54S</meta:editing-duration>
    <meta:editing-cycles>4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10" meta:word-count="63" meta:character-count="419" meta:non-whitespace-character-count="364"/>
  </office:meta>
</office:document-meta>
</file>